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zonderopmaak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kstzonderopmaak" style:family="paragraph">
      <style:text-properties style:font-name="Courier New" style:font-name-complex="Courier New"/>
    </style:style>
    <style:style style:name="P3" style:parent-style-name="Tekstzonderopmaak" style:family="paragraph">
      <style:text-properties style:font-name="Courier New" style:font-name-complex="Courier New"/>
    </style:style>
    <style:style style:name="P4" style:parent-style-name="Tekstzonderopmaak" style:family="paragraph">
      <style:text-properties style:font-name="Courier New" style:font-name-complex="Courier New"/>
    </style:style>
    <style:style style:name="P5" style:parent-style-name="Tekstzonderopmaak" style:family="paragraph">
      <style:text-properties style:font-name="Courier New" style:font-name-complex="Courier New"/>
    </style:style>
    <style:style style:name="P6" style:parent-style-name="Tekstzonderopmaak" style:family="paragraph">
      <style:text-properties style:font-name="Courier New" style:font-name-complex="Courier New"/>
    </style:style>
    <style:style style:name="P7" style:parent-style-name="Tekstzonderopmaak" style:family="paragraph">
      <style:text-properties style:font-name="Courier New" style:font-name-complex="Courier New"/>
    </style:style>
    <style:style style:name="P8" style:parent-style-name="Tekstzonderopmaak" style:family="paragraph">
      <style:text-properties style:font-name="Courier New" style:font-name-complex="Courier New"/>
    </style:style>
    <style:style style:name="P9" style:parent-style-name="Tekstzonderopmaak" style:family="paragraph">
      <style:text-properties style:font-name="Courier New" style:font-name-complex="Courier New"/>
    </style:style>
    <style:style style:name="P10" style:parent-style-name="Tekstzonderopmaak" style:family="paragraph">
      <style:text-properties style:font-name="Courier New" style:font-name-complex="Courier New"/>
    </style:style>
    <style:style style:name="P11" style:parent-style-name="Tekstzonderopmaak" style:family="paragraph">
      <style:text-properties style:font-name="Courier New" style:font-name-complex="Courier New"/>
    </style:style>
    <style:style style:name="P12" style:parent-style-name="Tekstzonderopmaak" style:family="paragraph">
      <style:text-properties style:font-name="Courier New" style:font-name-complex="Courier New"/>
    </style:style>
    <style:style style:name="P13" style:parent-style-name="Tekstzonderopmaak" style:family="paragraph">
      <style:text-properties style:font-name="Courier New" style:font-name-complex="Courier New"/>
    </style:style>
    <style:style style:name="P14" style:parent-style-name="Tekstzonderopmaak" style:family="paragraph">
      <style:text-properties style:font-name="Courier New" style:font-name-complex="Courier New"/>
    </style:style>
    <style:style style:name="P15" style:parent-style-name="Tekstzonderopmaak" style:family="paragraph">
      <style:text-properties style:font-name="Courier New" style:font-name-complex="Courier New"/>
    </style:style>
    <style:style style:name="P16" style:parent-style-name="Tekstzonderopmaak" style:family="paragraph">
      <style:text-properties style:font-name="Courier New" style:font-name-complex="Courier New"/>
    </style:style>
    <style:style style:name="P17" style:parent-style-name="Tekstzonderopmaak" style:family="paragraph">
      <style:text-properties style:font-name="Courier New" style:font-name-complex="Courier New"/>
    </style:style>
    <style:style style:name="P18" style:parent-style-name="Tekstzonderopmaak" style:family="paragraph">
      <style:text-properties style:font-name="Courier New" style:font-name-complex="Courier New"/>
    </style:style>
    <style:style style:name="P19" style:parent-style-name="Tekstzonderopmaak" style:family="paragraph">
      <style:text-properties style:font-name="Courier New" style:font-name-complex="Courier New"/>
    </style:style>
    <style:style style:name="P20" style:parent-style-name="Tekstzonderopmaak" style:family="paragraph">
      <style:text-properties style:font-name="Courier New" style:font-name-complex="Courier New"/>
    </style:style>
    <style:style style:name="P21" style:parent-style-name="Tekstzonderopmaak" style:family="paragraph">
      <style:text-properties style:font-name="Courier New" style:font-name-complex="Courier New"/>
    </style:style>
    <style:style style:name="P22" style:parent-style-name="Tekstzonderopmaak" style:family="paragraph">
      <style:text-properties style:font-name="Courier New" style:font-name-complex="Courier New"/>
    </style:style>
  </office:automatic-styles>
  <office:body>
    <office:text text:use-soft-page-breaks="true">
      <text:p text:style-name="P1">Verwachte schadelast: schade x kans op schade</text:p>
      <text:p text:style-name="P2">Dus 10% kans dat je telefoon van 200 euro wordt gestolen en de verwachte schade last is</text:p>
      <text:p text:style-name="P3">20 euro</text:p>
      <text:p text:style-name="P4"/>
      <text:p text:style-name="P5">Lijfrente verzekering</text:p>
      <text:p text:style-name="P6">overlijdensrisico verzekering</text:p>
      <text:p text:style-name="P7">uitvaart verzekering.</text:p>
      <text:p text:style-name="P8"/>
      <text:p text:style-name="P9"/>
      <text:p text:style-name="P10"/>
      <text:p text:style-name="P11">Inbrak</text:p>
      <text:p text:style-name="P12"/>
      <text:p text:style-name="P13">Opstalverzekering - nieuw raam</text:p>
      <text:p text:style-name="P14">(kregen wij vergoed - eigen risico 100 euro)</text:p>
      <text:p text:style-name="P15"/>
      <text:p text:style-name="P16">inboedelverzekering - gestolen spullen.<text:s/></text:p>
      <text:p text:style-name="P17"/>
      <text:p text:style-name="P18">Een consumptief krediet... voorzien in het levensonderhoud</text:p>
      <text:p text:style-name="P19"/>
      <text:p text:style-name="P20">geldnemer/kredietnemer</text:p>
      <text:p text:style-name="P21">geldgever afsluitkosten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0-12T10:06:00Z</meta:creation-date>
    <dc:date>2020-10-12T10:06:00Z</dc:date>
    <meta:template xlink:href="Normal" xlink:type="simple"/>
    <meta:editing-cycles>2</meta:editing-cycles>
    <meta:editing-duration>PT60S</meta:editing-duration>
    <meta:document-statistic meta:page-count="1" meta:paragraph-count="1" meta:word-count="73" meta:character-count="475" meta:row-count="3" meta:non-whitespace-character-count="403"/>
  </office:meta>
</office:document-meta>
</file>